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1.18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1.1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46bdc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4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5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6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fb028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</style:style>
    <style:style style:name="ce14" style:family="table-cell" style:parent-style-name="Default">
      <style:table-cell-properties fo:background-color="#ff6d0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14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21" office:value-type="date" office:date-value="2025-02-03" calcext:value-type="date">
            <text:p>02/03/202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Welcome</text:p>
          </table:table-cell>
          <table:table-cell table:style-name="ce11"/>
          <table:table-cell table:style-name="ce11" office:value-type="string" calcext:value-type="string">
            <text:p>/slides/01-welcome.qmd</text:p>
          </table:table-cell>
          <table:table-cell table:style-name="ce12" office:value-type="string" calcext:value-type="string">
            <text:p>/hw/01-hw-eda.qmd</text:p>
          </table:table-cell>
          <table:table-cell table:style-name="ce11" table:number-columns-repeated="2"/>
          <table:table-cell table:style-name="ce7"/>
          <table:table-cell table:number-columns-repeated="1012"/>
        </table:table-row>
        <table:table-row table:style-name="ro3">
          <table:table-cell table:style-name="ce2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</text:p>
          </table:table-cell>
          <table:table-cell table:style-name="ce21" office:value-type="date" office:date-value="2025-02-05" calcext:value-type="date">
            <text:p>02/05/202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Big Picture</text:p>
          </table:table-cell>
          <table:table-cell table:style-name="ce11"/>
          <table:table-cell table:style-name="ce7"/>
          <table:table-cell table:style-name="ce11" table:number-columns-repeated="3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3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3"/>
          <table:table-cell table:style-name="ce15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9"/>
          <table:table-cell table:style-name="ce11"/>
          <table:table-cell table:style-name="ce7"/>
          <table:table-cell table:style-name="ce11" table:number-columns-repeated="3"/>
          <table:table-cell table:style-name="ce15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9"/>
          <table:table-cell table:style-name="ce11"/>
          <table:table-cell table:style-name="ce2" table:number-columns-repeated="2"/>
          <table:table-cell table:style-name="ce11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2"/>
          <table:table-cell table:style-name="ce2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2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 table:number-columns-repeated="2"/>
          <table:table-cell table:style-name="ce11" table:number-columns-repeated="3"/>
          <table:table-cell table:number-columns-repeated="1012"/>
        </table:table-row>
        <table:table-row table:style-name="ro1" table:number-rows-repeated="2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2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2"/>
        </table:table-row>
        <table:table-row table:style-name="ro1" table:number-rows-repeated="2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8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8"/>
          <table:table-cell table:style-name="ce13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2" table:number-columns-repeated="2"/>
          <table:table-cell table:style-name="ce8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8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2"/>
          <table:table-cell table:style-name="ce2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/>
          <table:table-cell table:style-name="ce7" table:number-columns-repeated="2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 table:number-columns-repeated="2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 table:number-columns-repeated="6"/>
          <table:table-cell table:number-columns-repeated="1012"/>
        </table:table-row>
        <table:table-row table:style-name="ro1" table:number-rows-repeated="2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3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 table:number-columns-repeated="2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3"/>
          <table:table-cell table:style-name="ce2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3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/>
          <table:table-cell table:style-name="ce7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2"/>
          <table:table-cell table:style-name="ce7" table:number-columns-repeated="2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3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3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 table:number-columns-repeated="5"/>
          <table:table-cell table:style-name="ce15"/>
          <table:table-cell table:number-columns-repeated="1012"/>
        </table:table-row>
        <table:table-row table:style-name="ro4">
          <table:table-cell table:style-name="ce2"/>
          <table:table-cell table:style-name="ce5" table:number-columns-repeated="3"/>
          <table:table-cell table:style-name="ce7"/>
          <table:table-cell table:style-name="ce10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/>
          <table:table-cell table:style-name="ce2"/>
          <table:table-cell table:style-name="ce11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 table:number-columns-repeated="3"/>
          <table:table-cell table:style-name="ce7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 table:number-columns-repeated="5"/>
          <table:table-cell table:style-name="ce7"/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3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1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c Friedlander</meta:initial-creator>
    <meta:creation-date>2024-08-02T18:18:17</meta:creation-date>
    <dc:date>2025-01-31T14:25:55.558823058</dc:date>
    <meta:generator>LibreOffice/7.3.7.2$Linux_X86_64 LibreOffice_project/30$Build-2</meta:generator>
    <meta:editing-duration>P1DT28M18S</meta:editing-duration>
    <meta:editing-cycles>11</meta:editing-cycles>
    <meta:document-statistic meta:table-count="1" meta:cell-count="26" meta:object-count="0"/>
    <meta:user-defined meta:name="AppVersion">16.0300</meta:user-defined>
  </office:meta>
</office:document-meta>
</file>